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paragraph-properties fo:margin-left="0in" fo:margin-right="0in" fo:text-indent="0in" style:auto-text-indent="false"/>
    </style:style>
    <style:style style:name="P7" style:family="paragraph" style:parent-style-name="Standard" style:list-style-name="L4">
      <style:paragraph-properties fo:margin-left="0.4925in" fo:margin-right="0in" fo:text-indent="0in" style:auto-text-indent="false"/>
    </style:style>
    <style:style style:name="P8" style:family="paragraph" style:parent-style-name="Standard" style:list-style-name="L5">
      <style:paragraph-properties fo:margin-left="0in" fo:margin-right="0in" fo:text-indent="0in" style:auto-text-indent="false"/>
    </style:style>
    <style:style style:name="P9" style:family="paragraph" style:parent-style-name="Standard" style:list-style-name="L6">
      <style:paragraph-properties fo:margin-left="0in" fo:margin-right="0in" fo:text-indent="0in" style:auto-text-indent="false"/>
    </style:style>
    <style:style style:name="P10" style:family="paragraph" style:parent-style-name="Standard" style:list-style-name="L7"/>
    <style:style style:name="P11" style:family="paragraph" style:parent-style-name="Standard" style:list-style-name="L8"/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ptember 17, 2007</text:p>
      <text:p text:style-name="Standard"/>
      <text:p text:style-name="Standard">Progress since meeting with Mark and Joanne August 24th, 2007</text:p>
      <text:p text:style-name="Standard"/>
      <text:list text:style-name="L1">
        <text:list-item>
          <text:p text:style-name="P1">Alanine dipeptide with chiro-inositol</text:p>
          <text:list>
            <text:list-item>
              <text:p text:style-name="P1">Simulations are completed and analyzed. <text:s/>Simulations of glycine dipeptide and isomers have also been analyzed. <text:s/>Need to quantify with errors, but at this point enough information for qualitative conclusion. </text:p>
            </text:list-item>
            <text:list-item>
              <text:p text:style-name="P2">Did these results add anything new or change our current conclusions? </text:p>
            </text:list-item>
          </text:list>
        </text:list-item>
      </text:list>
      <text:p text:style-name="Standard"/>
      <text:list text:style-name="L1">
        <text:list-item>
          <text:p text:style-name="P1">Single chain (8 residue) GAGAGAGA peptide with 4 inositols to compare with the multichain systems. Start with scyllo.</text:p>
          <text:list>
            <text:list-item>
              <text:p text:style-name="P1">Started simulations to run for 350 nanoseconds</text:p>
            </text:list-item>
            <text:list-item>
              <text:p text:style-name="P1">Had a few technical errors</text:p>
            </text:list-item>
            <text:list-item>
              <text:p text:style-name="P1">Currently script crashes on CCB, need to find out why and fix this problem (whether has to do with CCB new interactive job constraint)</text:p>
            </text:list-item>
            <text:list-item>
              <text:p text:style-name="P2">Need to carefully think about questions we want to answer with this system</text:p>
            </text:list-item>
          </text:list>
        </text:list-item>
      </text:list>
      <text:p text:style-name="Standard"/>
      <text:list text:style-name="L1">
        <text:list-item text:start-value="1">
          <text:p text:style-name="P1">Restrained sampling of the same single chain GAGA peptide system (currently running under stephanie's account)</text:p>
          <text:list>
            <text:list-item>
              <text:p text:style-name="P1">Stephanie's jobs of this system have been done and she has about 350 ns of data. She has been doing analysis on this about a week ago. I'm not sure what were the results.</text:p>
              <text:p text:style-name="P1"/>
            </text:list-item>
          </text:list>
        </text:list-item>
        <text:list-item>
          <text:p text:style-name="P1">Run stephanie's systems without inositol as control simulations</text:p>
          <text:list>
            <text:list-item>
              <text:p text:style-name="P1">Stephanie has done GAGAGAGA 4 chained sheets in water for 100ns</text:p>
            </text:list-item>
          </text:list>
        </text:list-item>
      </text:list>
      <text:p text:style-name="Standard"/>
      <text:list text:style-name="L1">
        <text:list-item text:start-value="1">
          <text:p text:style-name="P1">Since steph only ran systems with scyllo and since her systems have converged, we can pick 1 of her system to redo with epi, myo and chiro. <text:s/>It would be most meaningful to pick the 4 chain (sheet)</text:p>
          <text:list>
            <text:list-item>
              <text:p text:style-name="P1">Need to do this</text:p>
            </text:list-item>
            <text:list-item>
              <text:p text:style-name="P1">Take her 4 chain “sheet” GAGAGAGA and repeat with epi and myo with the same starting conditions, run script, etc. </text:p>
            </text:list-item>
          </text:list>
        </text:list-item>
      </text:list>
      <text:p text:style-name="Standard"/>
      <text:list text:style-name="L1">
        <text:list-item text:start-value="1">
          <text:p text:style-name="P1">As an aside, it will be very interesting to run simulations with the different isomers of inositol with the octane bilayer and see how the inositol partitions on the surface of the bilayer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The Plan</text:p>
      <text:p text:style-name="Standard"/>
      <text:p text:style-name="Standard">Next Month: <text:s/>Now to October 17th, 2007</text:p>
      <text:p text:style-name="Standard">General goals:</text:p>
      <text:list text:style-name="L2">
        <text:list-item>
          <text:p text:style-name="P4">Get started with some beta sheet stability experiments (polyglutamine? charged side-chains)</text:p>
        </text:list-item>
        <text:list-item>
          <text:p text:style-name="P4">understand the various analysis that has been done for peptides and be able to make sure that you've duplicated the analysis stephanie has done</text:p>
        </text:list-item>
        <text:list-item>
          <text:p text:style-name="P4">extend the analysis for multipeptides(morphology, and multidentate analysis)</text:p>
        </text:list-item>
        <text:list-item>
          <text:p text:style-name="P4">figure out what analysis to be done for the single peptide system</text:p>
        </text:list-item>
        <text:list-item>
          <text:p text:style-name="P4">Finish the ion pair paper draft</text:p>
        </text:list-item>
        <text:list-item>
          <text:p text:style-name="P4">Perform some preliminary analysis of the P450cam system</text:p>
        </text:list-item>
        <text:list-item>
          <text:p text:style-name="P4">Decide what to present at my committee meeting: ion pair, preliminary results for P450cam, results for inositol + dipeptide, preliminary results for multi-peptide systems. <text:s/>Future works plans.</text:p>
        </text:list-item>
        <text:list-item>
          <text:p text:style-name="P4">Put together presentation, and report for committee meeting targeted for end of October.</text:p>
        </text:list-item>
        <text:list-item>
          <text:p text:style-name="P4">5 hours of lecture/seminar time per week</text:p>
        </text:list-item>
      </text:list>
      <text:p text:style-name="Standard"/>
      <text:p text:style-name="Standard">Week of September 17, 2007</text:p>
      <text:list text:style-name="L3">
        <text:list-item>
          <text:p text:style-name="P5">Set up and run the 4 chain GAGAGAGA sheet system with epi, myo and chiro (why am I using this system and not the monomeric peptide systems? why use 4 inositols instead of 2? should I run chiro as well?)</text:p>
        </text:list-item>
      </text:list>
      <text:list text:style-name="L4">
        <text:list-header>
          <text:p text:style-name="P6">Find the following used by steph:</text:p>
        </text:list-header>
        <text:list-item>
          <text:p text:style-name="P7">Initial starting structure</text:p>
        </text:list-item>
        <text:list-item>
          <text:p text:style-name="P7">Placement of inositol isomers</text:p>
        </text:list-item>
        <text:list-item>
          <text:p text:style-name="P7">Topologies</text:p>
        </text:list-item>
        <text:list-item>
          <text:p text:style-name="P7">MD parameters for EM, equilibration and production dynamics</text:p>
        </text:list-item>
        <text:list-item>
          <text:p text:style-name="P7">Construct/modify chain_jobs.pl script to handle these systems (first find what is wrong with the script currently)</text:p>
        </text:list-item>
      </text:list>
      <text:list text:style-name="L5">
        <text:list-item>
          <text:p text:style-name="P8">Construct peptide + inositol analysis program which does exactly what Stephanie's does. </text:p>
        </text:list-item>
      </text:list>
      <text:list text:style-name="L6">
        <text:list-item>
          <text:list>
            <text:list-item>
              <text:p text:style-name="P9">Works for any number of peptides and any number of inositols in a system. <text:s/>Extensible for inter-strand, and intra-strand analyses as well. </text:p>
            </text:list-item>
            <text:list-item>
              <text:p text:style-name="P9"><text:s/>Dependency analysis: code to read in system coordinates will need to be rewritten every time there are peptides of different length.</text:p>
              <text:list>
                <text:list-item>
                  <text:p text:style-name="P9"><text:s/>only need peptide backbone, inositol OH groups makes it sequence independent (do not need to consider side-chains) and stereochemically (orientation of OH groups axial vs equatorial) independent. <text:s/></text:p>
                </text:list-item>
              </text:list>
            </text:list-item>
          </text:list>
        </text:list-item>
      </text:list>
      <text:list text:style-name="L7">
        <text:list-item>
          <text:p text:style-name="P10">Extend analysis for the multipeptide systems</text:p>
        </text:list-item>
        <text:list-item>
          <text:p text:style-name="P10">Figure out what analysis to be done for the single peptide system and do the analysis</text:p>
        </text:list-item>
        <text:list-item>
          <text:p text:style-name="P10">Extend my p450cam simulations for another month</text:p>
        </text:list-item>
        <text:list-item>
          <text:p text:style-name="P10">Put together a report for alanine and glycine dipeptide + inositol: motivation, methods, results (figures) and conclusions.</text:p>
        </text:list-item>
        <text:list-item>
          <text:p text:style-name="P10">Readings to be done:</text:p>
        </text:list-item>
      </text:list>
      <text:list text:style-name="L8">
        <text:list-item>
          <text:list>
            <text:list-item>
              <text:p text:style-name="P11">Medium: 1 BCH2021 paper (1)</text:p>
            </text:list-item>
            <text:list-item>
              <text:p text:style-name="P11">Medium: Papers relating to stability of beta-sheets (2)</text:p>
            </text:list-item>
            <text:list-item>
              <text:p text:style-name="P11">Easy: General amyloid, alzheimer's review and experimental/theory papers (5)</text:p>
            </text:list-item>
            <text:list-item>
              <text:p text:style-name="P11">Difficult: Molecular dynamics Abeta, amyloid, aggregation papers (2)</text:p>
            </text:list-item>
            <text:list-item>
              <text:p text:style-name="P11">Difficult: Statistical mechanics</text:p>
            </text:list-item>
          </text:list>
        </text:list-item>
      </text:list>
      <text:p text:style-name="Standard">Week of September 24, 2007 <text:s/>TBD</text:p>
      <text:p text:style-name="Standard"/>
      <text:p text:style-name="Standard">Week of October 1, 2007 <text:s text:c="7"/>TBD</text:p>
      <text:p text:style-name="Standard"/>
      <text:p text:style-name="Standard">Week of October 8th, 2007 <text:s text:c="4"/>TB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9-17T12:41:35</meta:creation-date>
    <dc:date>2007-09-17T13:58:27</dc:date>
    <dc:language>en-US</dc:language>
    <meta:editing-cycles>63</meta:editing-cycles>
    <meta:editing-duration>PT1H16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5" meta:word-count="689" meta:character-count="4283"/>
  </office:meta>
</office:document-meta>
</file>